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d69" officeooo:paragraph-rsid="00113d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podermos criar um programa precisamos de 4 coisas.</text:p>
      <text:p text:style-name="P1"/>
      <text:p text:style-name="P1">1) Linguagem de programação</text:p>
      <text:p text:style-name="P1"/>
      <text:p text:style-name="P1">2) uma IDE</text:p>
      <text:p text:style-name="P1"/>
      <text:p text:style-name="P1">3) Um compilador</text:p>
      <text:p text:style-name="P1"><text:tab/>O compilador é o responsável por tornar o código fonte em código objeto</text:p>
      <text:p text:style-name="P1"/>
      <text:p text:style-name="P1">4) Uma máquina virtual ou gerador de código</text:p>
      <text:p text:style-name="P1"><text:tab/>É o que permite que o código seja executado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1T19:08:30.491000000</meta:creation-date>
    <meta:editing-duration>PT37S</meta:editing-duration>
    <meta:editing-cycles>2</meta:editing-cycles>
    <meta:generator>LibreOffice/7.2.3.2$Windows_X86_64 LibreOffice_project/d166454616c1632304285822f9c83ce2e660fd92</meta:generator>
    <dc:date>2022-05-01T19:09:01.576000000</dc:date>
    <meta:document-statistic meta:table-count="0" meta:image-count="0" meta:object-count="0" meta:page-count="1" meta:paragraph-count="7" meta:word-count="49" meta:character-count="267" meta:non-whitespace-character-count="223"/>
  </office:meta>
</office:document-meta>
</file>